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ext-properties fo:font-size="10pt" officeooo:rsid="0029ce57" officeooo:paragraph-rsid="0038a794"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10"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11" style:family="paragraph" style:parent-style-name="Standard">
      <style:paragraph-properties fo:line-height="100%"/>
      <style:text-properties fo:color="#ffffff" fo:font-size="10pt" fo:background-color="#666666" style:font-size-asian="10pt" style:font-size-complex="10pt"/>
    </style:style>
    <style:style style:name="P12"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13"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14"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15" style:family="paragraph" style:parent-style-name="Standard">
      <style:paragraph-properties fo:line-height="100%"/>
      <style:text-properties officeooo:rsid="0030f4a0" officeooo:paragraph-rsid="0030f4a0"/>
    </style:style>
    <style:style style:name="P16" style:family="paragraph" style:parent-style-name="Standard">
      <style:paragraph-properties fo:line-height="100%"/>
      <style:text-properties officeooo:paragraph-rsid="00530475"/>
    </style:style>
    <style:style style:name="P17"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P18"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9" style:family="paragraph" style:parent-style-name="Standard">
      <style:paragraph-properties fo:line-height="100%">
        <style:tab-stops>
          <style:tab-stop style:position="0.6354in"/>
        </style:tab-stops>
      </style:paragraph-properties>
      <style:text-properties fo:font-size="10pt" officeooo:rsid="004f17d3" officeooo:paragraph-rsid="004f17d3" style:font-size-asian="10pt" style:font-size-complex="10pt"/>
    </style:style>
    <style:style style:name="P2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21"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2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officeooo:rsid="0029ce57"/>
    </style:style>
    <style:style style:name="T9" style:family="text">
      <style:text-properties officeooo:rsid="00395f81"/>
    </style:style>
    <style:style style:name="T10" style:family="text">
      <style:text-properties officeooo:rsid="003f1388"/>
    </style:style>
    <style:style style:name="T11" style:family="text">
      <style:text-properties officeooo:rsid="004238bc"/>
    </style:style>
    <style:style style:name="T12"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3"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77c2"/>
    </style:style>
    <style:style style:name="T28" style:family="text">
      <style:text-properties officeooo:rsid="0050de58"/>
    </style:style>
    <style:style style:name="T29" style:family="text">
      <style:text-properties style:font-name="Arial1" fo:font-size="10pt" style:font-size-asian="10pt" style:font-size-complex="10pt"/>
    </style:style>
    <style:style style:name="T30" style:family="text">
      <style:text-properties style:font-name="Arial1" fo:font-size="10pt" officeooo:rsid="004596e2" style:font-size-asian="10pt" style:font-size-complex="10pt"/>
    </style:style>
    <style:style style:name="T31" style:family="text">
      <style:text-properties officeooo:rsid="00551b7e"/>
    </style:style>
    <style:style style:name="T32" style:family="text">
      <style:text-properties officeooo:rsid="0057b264"/>
    </style:style>
    <style:style style:name="T33" style:family="text">
      <style:text-properties officeooo:rsid="0058497a"/>
    </style:style>
    <style:style style:name="T34" style:family="text">
      <style:text-properties officeooo:rsid="005919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1">Name</text:p>
          </table:table-cell>
          <table:table-cell table:style-name="Table1.B1" office:value-type="string">
            <text:p text:style-name="P15"><text:span text:style-name="T4">PE1-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12"><text:span text:style-name="T8">Challenge</text:span> </text:p>
          </table:table-cell>
          <table:table-cell table:style-name="Table1.B2" office:value-type="string">
            <text:p text:style-name="P1">Clone <text:span text:style-name="T11">the two class repositories (1 local, 1 online). <text:s/>Make, commit, and push changes. <text:s/></text:span></text:p>
          </table:table-cell>
        </table:table-row>
        <table:table-row table:style-name="Table1.1">
          <table:table-cell table:style-name="Table1.A3" office:value-type="string">
            <text:p text:style-name="P14">Prereqs</text:p>
          </table:table-cell>
          <table:table-cell table:style-name="Table1.B4" office:value-type="string">
            <text:p text:style-name="P4">git</text:p>
          </table:table-cell>
        </table:table-row>
        <table:table-row table:style-name="Table1.1">
          <table:table-cell table:style-name="Table1.A3" office:value-type="string">
            <text:p text:style-name="P14">Narrative</text:p>
          </table:table-cell>
          <table:table-cell table:style-name="Table1.B4" office:value-type="string">
            <text:p text:style-name="P4"><text:s text:c="5"/>This first practical exercise <text:span text:style-name="T28">requires no </text:span>Python <text:span text:style-name="T28">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8">and code </text:span>to repositories.</text:p>
            <text:p text:style-name="P4"/>
            <text:p text:style-name="P16"><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3">t </text:span><text:span text:style-name="T15">Linux kernel. <text:s/></text:span><text:span text:style-name="T14">We say it’s distributed because every git repository on every computer is a full repository, independent of network access. <text:s/></text:span></text:p>
            <text:p text:style-name="P17"/>
            <text:p text:style-name="P16"><text:span text:style-name="T14"><text:s text:c="5"/></text:span><text:span text:style-name="T14">Read git’s</text:span><text:span text:style-name="T12"> </text:span><text:a xlink:type="simple" xlink:href="ttps://en.wikipedia.org/wiki/Git" text:style-name="Internet_20_link" text:visited-style-name="Visited_20_Internet_20_Link"><text:span text:style-name="T29">Wikipedia page</text:span></text:a><text:span text:style-name="T12"> </text:span><text:span text:style-name="T14">to learn more interesting facts about git.</text:span><text:span text:style-name="T12"> <text:s/></text:span><text:span text:style-name="T30">Here’s a short </text:span><text:a xlink:type="simple" xlink:href="https://www.wuno.com/news/the-importance-of-github-to-every-developer/" text:style-name="Internet_20_link" text:visited-style-name="Visited_20_Internet_20_Link"><text:span text:style-name="T30">one page article</text:span></text:a><text:span text:style-name="T30"> on the importance of git.</text:span></text:p>
          </table:table-cell>
        </table:table-row>
        <table:table-row table:style-name="Table1.1">
          <table:table-cell table:style-name="Table1.A1" office:value-type="string">
            <text:p text:style-name="P13">Instructions</text:p>
          </table:table-cell>
          <table:table-cell table:style-name="Table1.B5" office:value-type="string">
            <text:p text:style-name="P9">Part 1 – <text:span text:style-name="T28">Learning Git</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TryGit”.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9">Part 2 – <text:span text:style-name="T28">Online Repositories</text:span></text:p>
            <text:p text:style-name="P3">(1) Create the <text:span text:style-name="T19">following </text:span>directory <text:span text:style-name="T19">in your home directory:</text:span> ~/Repos</text:p>
            <text:p text:style-name="P3"/>
            <text:p text:style-name="P8">(<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8"/>
            <text:p text:style-name="P18">(3) <text:span text:style-name="T32">Fork the class repository (url below) and then clone it into your ~/Repos directory.</text:span></text:p>
            <text:p text:style-name="P18"/>
            <text:p text:style-name="P18"><text:span text:style-name="T31"><text:s text:c="12"/></text:span><text:a xlink:type="simple" xlink:href="https://github.com/Code-Hugger/AdvPy-student.git" text:style-name="Internet_20_link" text:visited-style-name="Visited_20_Internet_20_Link"><text:span text:style-name="T31">https://github.com/Code-Hugger/AdvPy-student.git</text:span></text:a></text:p>
            <text:p text:style-name="P18"/>
            <text:p text:style-name="P22">If you’re not sure how to fork the repo, go back to the ‘Bootcamp’ section under help from the previous step and read ‘Fork a Repo’.</text:p>
            <text:p text:style-name="P21"/>
            <text:p text:style-name="P20">(4) <text:span text:style-name="T33">In the repository you just forked, change to the ‘Student_submissions folder and read the file named GitHub.odt. <text:s/>This file contains the basic workflow for contributing to a project on GitHub. This will be how you submit files throughout this course (starting in the next step). </text:span></text:p>
            <text:p text:style-name="P20"/>
            <text:p text:style-name="P19">(<text:span text:style-name="T32">5</text:span>) <text:span text:style-name="T34">In the class repository create a subfolder inside the ‘Student_submissions’ folder using your LAST NAME as the name of the folder.</text:span> <text:span text:style-name="T32">Add</text:span> the screenshot of your Try Git Badge to the folder. <text:s/><text:span text:style-name="T32">Commit the file and send a pull request as described in the GitHub.odt document. Please don’t forget to always make your changes in a new branch as described in the GitHub.odt document.</text:span></text:p>
            <text:p text:style-name="P7"/>
            <text:p text:style-name="P10">Part 3 – <text:span text:style-name="T28">Local Repositories</text:span></text:p>
            <text:p text:style-name="P2">(2) <text:span text:style-name="T19">Change to your repository directory: </text:span>cd ~/Repos</text:p>
            <text:p text:style-name="P2">(3) <text:span text:style-name="T9">C</text:span>lone the course <text:span text:style-name="T27">hints</text:span> repo using the <text:span text:style-name="T9">URL</text:span> provided by the instructor. <text:s/><text:span text:style-name="T27">This repository will hold hint.txt files that you can access when you get stuck. <text:s/>Many of the hint files won’t be uploaded until the class has had time to solve the challenge without hints (so always pull before looking for a hint).</text:span></text:p>
            <text:p text:style-name="P2"><text:s text:c="6"/>*<text:span text:style-name="T10">Note: </text:span><text:span text:style-name="T23">You will ssh as user ‘git’ and that user’s password is also ‘git’</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24</meta:editing-cycles>
    <meta:creation-date>2016-06-29T12:46:00</meta:creation-date>
    <dc:date>2016-09-13T18:13:03.233307499</dc:date>
    <meta:editing-duration>PT11H26M26S</meta:editing-duration>
    <meta:generator>LibreOffice/5.1.5.2$Linux_X86_64 LibreOffice_project/10$Build-2</meta:generator>
    <meta:document-statistic meta:table-count="1" meta:image-count="0" meta:object-count="0" meta:page-count="2" meta:paragraph-count="26" meta:word-count="565" meta:character-count="3331" meta:non-whitespace-character-count="2725"/>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